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3_17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13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. M. Fleischma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March 7, 1893</text:p>
      <text:p text:style-name="P6">Month<text:tab/><text:tab/><text:tab/><text:tab/><text:tab/><text:tab/>March</text:p>
      <text:p text:style-name="P6">Year<text:tab/><text:tab/><text:tab/><text:tab/><text:tab/><text:tab/>1893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2</text:p>
      <text:p text:style-name="P6">Number of Sheets<text:tab/><text:tab/><text:tab/><text:tab/>2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3">OFFICE OF THE SUPT./</text:p>
      <text:p text:style-name="P2">The Jewish Foster Home &amp; Orphan Asylum/</text:p>
      <text:p text:style-name="P2">Of Philadelphia,/</text:p>
      <text:p text:style-name="P4">Germantown, 3[/ inserted by author]7 1893./</text:p>
      <text:p text:style-name="P3">Dear Doctor,/</text:p>
      <text:p text:style-name="P3"><text:tab/>Purim has come and gone, but/ the sweet memory of your kindness still/ lingers like the memories of Queen Esthers'[sic!]/ deeds and like them your work and/ your kind acts shall benefit the generations/ that are yet to come. <text:s/>The children enjoy/ the cake very much and for it as well/ as for all the kindly wishes <text:span text:style-name="T2">every</text:span><text:span text:style-name="T3"> member/ of the Foster Home family desires to return/ heartfelt thanks. <text:s/>I have of late made/ several attempts to see you, but am so engrossed/ with work that I gave it up in despair. <text:s/>While/ in Asheville N. C. on my recent vacation I/ met a Mr Shoger, whose son was a student/ at Cincinnati. <text:s/>When the boy went there the/ father was in good circumstances, but since/ then he has had reverses. <text:s/>The <text:s/>boy is now/ at home since it seems the college will/ not support him &amp; the father cannot. <text:s/></text:span><text:soft-page-break/><text:span text:style-name="T3">I/ have (since my return) offered to see you/</text:span></text:p>
      <text:p text:style-name="P3"><text:span text:style-name="T3"/></text:p>
      <text:p text:style-name="P3"><text:span text:style-name="T3">[Page 2]</text:span></text:p>
      <text:p text:style-name="P3"><text:span text:style-name="T3">in reference to him &amp; find out whether he/ could enter the Seminary in N. Y. <text:s/>Should/ there be any chance I will gladly call/ and give you all the information I/ possess. <text:s/>Mrs. Fleischman asks to be/ kindly remembered to you &amp; your dear ones,/ so does Miss Amelia &amp; with kind/ regards permit me to remain/ Sincerely yours/ S. M. Fleischma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8T11:07:44.70</meta:creation-date>
    <dc:date>2011-12-08T11:23:54.31</dc:date>
    <dc:creator>Penn Libraries</dc:creator>
    <meta:editing-duration>PT00H00M2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9" meta:word-count="413" meta:character-count="2617"/>
  </office:meta>
</office:document-meta>
</file>